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49.85mm"/>
    </style:style>
    <style:style style:name="co3" style:family="table-column">
      <style:table-column-properties fo:break-before="auto" style:column-width="47.87mm"/>
    </style:style>
    <style:style style:name="co4" style:family="table-column">
      <style:table-column-properties fo:break-before="auto" style:column-width="5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03mm" fo:break-before="auto" style:use-optimal-row-height="tru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GRUPO: Kévin Vieira Gomes Guimarães</text:p>
          </table:table-cell>
          <table:covered-table-cell table:number-columns-repeated="2" table:style-name="ce2"/>
          <table:covered-table-cell table:style-name="ce8"/>
          <table:table-cell table:number-columns-repeated="60"/>
        </table:table-row>
        <table:table-row table:style-name="ro1">
          <table:table-cell table:style-name="ce1" office:value-type="string" calcext:value-type="string" table:number-columns-spanned="4" table:number-rows-spanned="1">
            <text:p>Layout dos jogos populares com aspecto educacional.</text:p>
          </table:table-cell>
          <table:covered-table-cell table:number-columns-repeated="2" table:style-name="ce2"/>
          <table:covered-table-cell table:style-name="ce8"/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1">
          <table:table-cell/>
          <table:table-cell table:style-name="ce7" office:value-type="string" calcext:value-type="string" table:number-columns-spanned="4" table:number-rows-spanned="1">
            <text:p>ANÁLISE DE BENCHMARKING - AVALIAÇÃO DE 1 A 5</text:p>
          </table:table-cell>
          <table:covered-table-cell table:number-columns-repeated="2" table:style-name="ce2"/>
          <table:covered-table-cell table:style-name="ce8"/>
          <table:table-cell table:number-columns-repeated="59"/>
        </table:table-row>
        <table:table-row table:style-name="ro3">
          <table:table-cell/>
          <table:table-cell table:style-name="ce4"/>
          <table:table-cell table:style-name="ce7" office:value-type="string" calcext:value-type="string">
            <text:p><text:a xlink:href="https://playhearthstone.com/pt-br" xlink:type="simple">Hearthstone</text:a></text:p>
          </table:table-cell>
          <table:table-cell table:style-name="ce7" office:value-type="string" calcext:value-type="string">
            <text:p><text:a xlink:href="https://starcraft2.com/pt-br/" xlink:type="simple">Starcraft II</text:a></text:p>
          </table:table-cell>
          <table:table-cell table:style-name="ce7" office:value-type="string" calcext:value-type="string">
            <text:p><text:a xlink:href="https://streetfighter.com/" xlink:type="simple">Street Fighter V</text:a>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string" calcext:value-type="string">
            <text:p>Dinâmica de jogos single player</text:p>
          </table:table-cell>
          <table:table-cell table:style-name="ce12" table:number-columns-repeated="3"/>
          <table:table-cell table:number-columns-repeated="59"/>
        </table:table-row>
        <table:table-row table:style-name="ro1">
          <table:table-cell/>
          <table:table-cell table:style-name="ce5" office:value-type="string" calcext:value-type="string">
            <text:p>variedade de fontes e cores</text:p>
          </table:table-cell>
          <table:table-cell table:style-name="ce12" table:number-columns-repeated="3"/>
          <table:table-cell table:number-columns-repeated="59"/>
        </table:table-row>
        <table:table-row table:style-name="ro1">
          <table:table-cell/>
          <table:table-cell table:style-name="ce5" office:value-type="string" calcext:value-type="string">
            <text:p>formado e aspecto dos jogo aos jogadores</text:p>
          </table:table-cell>
          <table:table-cell table:style-name="ce12" table:number-columns-repeated="3"/>
          <table:table-cell table:number-columns-repeated="59"/>
        </table:table-row>
        <table:table-row table:style-name="ro1">
          <table:table-cell/>
          <table:table-cell table:style-name="ce5" office:value-type="string" calcext:value-type="string">
            <text:p>simplificação e conjunção de forma de agir.</text:p>
          </table:table-cell>
          <table:table-cell table:style-name="ce12" table:number-columns-repeated="3"/>
          <table:table-cell table:number-columns-repeated="59"/>
        </table:table-row>
        <table:table-row table:style-name="ro1">
          <table:table-cell/>
          <table:table-cell table:style-name="ce5" office:value-type="string" calcext:value-type="string">
            <text:p>diversidade e responsividade de formados no site oficial</text:p>
          </table:table-cell>
          <table:table-cell table:style-name="ce12" table:number-columns-repeated="3"/>
          <table:table-cell table:number-columns-repeated="59"/>
        </table:table-row>
        <table:table-row table:style-name="ro2" table:number-rows-repeated="2">
          <table:table-cell table:number-columns-repeated="64"/>
        </table:table-row>
        <table:table-row table:style-name="ro2">
          <table:table-cell/>
          <table:table-cell>
            <draw:frame table:end-cell-address="Página1.F31" table:end-x="1.65mm" table:end-y="1.6mm" draw:z-index="0" draw:name="Chart 1" draw:style-name="gr1" draw:text-style-name="P1" svg:width="182.8mm" svg:height="98mm" svg:x="0.85mm" svg:y="3.63mm">
              <draw:object draw:notify-on-update-of-ranges="Página1.B6:Página1.B10 Página1.C4:Página1.C5 Página1.C6:Página1.C10 Página1.D4:Página1.D5 Página1.D6:Página1.D10 Página1.E4:Página1.E5 Página1.E6:Página1.E1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2"/>
        </table:table-row>
        <table:table-row table:style-name="ro2">
          <table:table-cell table:number-columns-repeated="2"/>
          <table:table-cell table:style-name="ce16"/>
          <table:table-cell table:number-columns-repeated="61"/>
        </table:table-row>
        <table:table-row table:style-name="ro2" table:number-rows-repeated="104856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15:39:26.2979981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 LibreOffice_project/00m0$Build-3</meta:generator>
    <dc:date>2021-06-03T15:55:48.976725644</dc:date>
    <meta:editing-duration>PT1H32M30S</meta:editing-duration>
    <meta:editing-cycles>21</meta:editing-cycles>
    <meta:document-statistic meta:table-count="1" meta:cell-count="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color="#db4437" draw:fill-color="#db4437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f4b400" draw:fill-color="#f4b400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8.287cm" svg:height="9.812cm" xlink:href=".." xlink:type="simple" chart:class="chart:radar" chart:style-name="ch1">
        <chart:legend chart:legend-position="end" svg:x="14.165cm" svg:y="4.109cm" style:legend-expansion="high" chart:style-name="ch2"/>
        <chart:plot-area chart:style-name="ch3" table:cell-range-address="Página1.B4:Página1.E10" chart:data-source-has-labels="both" svg:x="0.365cm" svg:y="0.196cm" svg:width="13.435cm" svg:height="9.42cm">
          <chartooo:coordinate-region svg:x="5.512cm" svg:y="2.941cm" svg:width="4.478cm" svg:height="4.478cm"/>
          <chart:axis chart:dimension="x" chart:name="primary-x" chart:style-name="ch4" chartooo:axis-type="text">
            <chart:categories table:cell-range-address="Página1.B6:Página1.B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ágina1.C6:Página1.C10" chart:label-cell-address="Página1.C4:Página1.C5" chart:class="chart:radar">
            <chart:data-point chart:repeated="5"/>
          </chart:series>
          <chart:series chart:style-name="ch8" chart:values-cell-range-address="Página1.D6:Página1.D10" chart:label-cell-address="Página1.D4:Página1.D5" chart:class="chart:radar">
            <chart:data-point chart:repeated="5"/>
          </chart:series>
          <chart:series chart:style-name="ch9" chart:values-cell-range-address="Página1.E6:Página1.E10" chart:label-cell-address="Página1.E4:Página1.E5" chart:class="chart:rad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rthstone</text:p>
                <text:list>
                  <text:list-item>
                    <text:p/>
                  </text:list-item>
                  <text:list-item>
                    <text:p>Hearthstone</text:p>
                  </text:list-item>
                </text:list>
                <draw:g>
                  <svg:desc>Página1.C4:Página1.C5</svg:desc>
                </draw:g>
              </table:table-cell>
              <table:table-cell office:value-type="string">
                <text:p>Starcraft II</text:p>
                <text:list>
                  <text:list-item>
                    <text:p/>
                  </text:list-item>
                  <text:list-item>
                    <text:p>Starcraft II</text:p>
                  </text:list-item>
                </text:list>
                <draw:g>
                  <svg:desc>Página1.D4:Página1.D5</svg:desc>
                </draw:g>
              </table:table-cell>
              <table:table-cell office:value-type="string">
                <text:p>Street Fighter V</text:p>
                <text:list>
                  <text:list-item>
                    <text:p/>
                  </text:list-item>
                  <text:list-item>
                    <text:p>Street Fighter V</text:p>
                  </text:list-item>
                </text:list>
                <draw:g>
                  <svg:desc>Página1.E4:Página1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nâmica de jogos single player</text:p>
                <draw:g>
                  <svg:desc>Página1.B6:Página1.B10</svg:desc>
                </draw:g>
              </table:table-cell>
              <table:table-cell office:value-type="float" office:value="NaN">
                <text:p>NaN</text:p>
                <draw:g>
                  <svg:desc>Página1.C6:Página1.C10</svg:desc>
                </draw:g>
              </table:table-cell>
              <table:table-cell office:value-type="float" office:value="NaN">
                <text:p>NaN</text:p>
                <draw:g>
                  <svg:desc>Página1.D6:Página1.D10</svg:desc>
                </draw:g>
              </table:table-cell>
              <table:table-cell office:value-type="float" office:value="NaN">
                <text:p>NaN</text:p>
                <draw:g>
                  <svg:desc>Página1.E6:Página1.E10</svg:desc>
                </draw:g>
              </table:table-cell>
            </table:table-row>
            <table:table-row>
              <table:table-cell office:value-type="string">
                <text:p>variedade de fontes e cor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rmado e aspecto dos jogo aos jogador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mplificação e conjunção de forma de agir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versidade e responsividade de formados no site oficia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